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7.93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7.935cm"/>
    </style:style>
    <style:style style:name="pr8" style:family="presentation" style:parent-style-name="Default-subtitle">
      <style:graphic-properties draw:fill-color="#ffffff" fo:min-height="13.859cm"/>
    </style:style>
    <style:style style:name="pr9" style:family="presentation" style:parent-style-name="Default-outline1">
      <style:graphic-properties fo:min-height="13.609cm"/>
    </style:style>
    <style:style style:name="P1" style:family="paragraph">
      <style:text-properties fo:font-family="'Droid Sans'" style:font-family-generic="swiss" style:font-pitch="variable" fo:font-size="48pt" style:font-size-asian="48pt" style:font-size-complex="48pt"/>
    </style:style>
    <style:style style:name="P2" style:family="paragraph">
      <style:text-properties fo:font-family="'Droid Sans'" style:font-family-generic="swiss" style:font-pitch="variable" fo:font-size="40pt" style:font-size-asian="40pt" style:font-size-complex="40pt"/>
    </style:style>
    <style:style style:name="P3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60pt" style:font-size-asian="60pt" style:font-size-complex="60pt"/>
    </style:style>
    <style:style style:name="P6" style:family="paragraph">
      <style:text-properties fo:font-size="20pt"/>
    </style:style>
    <style:style style:name="P7" style:family="paragraph">
      <style:text-properties fo:font-size="44pt"/>
    </style:style>
    <style:style style:name="P8" style:family="paragraph">
      <style:text-properties fo:font-size="96pt" style:font-size-asian="96pt" style:font-size-complex="96pt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P10" style:family="paragraph">
      <style:text-properties fo:font-size="66pt" style:font-size-asian="66pt" style:font-size-complex="66pt"/>
    </style:style>
    <style:style style:name="P11" style:family="paragraph">
      <style:paragraph-properties fo:text-align="start"/>
      <style:text-properties fo:text-shadow="none"/>
    </style:style>
    <style:style style:name="P12" style:family="paragraph">
      <style:paragraph-properties fo:text-align="star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text-align="start"/>
      <style:text-properties fo:font-size="44pt"/>
    </style:style>
    <style:style style:name="P15" style:family="paragraph">
      <style:paragraph-properties fo:text-align="start"/>
      <style:text-properties fo:font-size="32pt" style:font-size-asian="32pt" style:font-size-complex="32pt"/>
    </style:style>
    <style:style style:name="P16" style:family="paragraph">
      <style:text-properties fo:font-size="88pt" style:font-size-asian="88pt" style:font-size-complex="88pt"/>
    </style:style>
    <style:style style:name="P17" style:family="paragraph">
      <style:text-properties fo:font-family="'Droid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18" style:family="paragraph">
      <style:paragraph-properties fo:text-align="center"/>
    </style:style>
    <style:style style:name="T1" style:family="text">
      <style:text-properties fo:font-family="'Droid Sans'" style:font-family-generic="swiss" style:font-pitch="variable" fo:font-size="48pt" style:font-size-asian="48pt" style:font-size-complex="48pt"/>
    </style:style>
    <style:style style:name="T2" style:family="text">
      <style:text-properties fo:font-family="'Droid Sans'" style:font-family-generic="swiss" style:font-pitch="variable" fo:font-size="40pt" style:font-size-asian="40pt" style:font-size-complex="40pt"/>
    </style:style>
    <style:style style:name="T3" style:family="text">
      <style:text-properties fo:font-size="60pt" fo:text-shadow="none" fo:font-weight="bold" style:font-size-asian="60pt" style:font-weight-asian="bold" style:font-size-complex="60pt" style:font-weight-complex="bold"/>
    </style:style>
    <style:style style:name="T4" style:family="text">
      <style:text-properties fo:font-size="60pt" style:font-size-asian="60pt" style:font-size-complex="6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96pt" style:font-size-asian="96pt" style:font-size-complex="96pt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font-family="'Droid Sans'" style:font-family-generic="swiss" style:font-pitch="variable" fo:font-size="40pt" fo:text-shadow="none" style:font-size-asian="40pt" style:font-size-complex="4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ff0000" fo:font-size="60pt" style:font-size-asian="60pt" style:font-size-complex="60pt"/>
    </style:style>
    <style:style style:name="T11" style:family="text">
      <style:text-properties fo:font-size="88pt" style:font-size-asian="88pt" style:font-size-complex="88pt"/>
    </style:style>
    <style:style style:name="T12" style:family="text">
      <style:text-properties style:text-line-through-style="solid"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family="'Droid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4.622cm" presentation:class="title" presentation:user-transformed="true">
          <draw:text-box>
            <text:p text:style-name="P1"><text:span text:style-name="T1">Advanced Security Topics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2"><text:span text:style-name="T2">Paul McMill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3" draw:layer="layout" svg:width="25.199cm" svg:height="17.935cm" svg:x="1.4cm" svg:y="0.837cm" presentation:class="subtitle">
          <draw:text-box>
            <text:p text:style-name="P3"><text:span text:style-name="T3">Hashing</text:span></text:p>
            <text:p text:style-name="P3"><text:span text:style-name="T3">and</text:span></text:p>
            <text:p text:style-name="P3"><text:span text:style-name="T3">Encryp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draw:frame presentation:style-name="pr6" draw:layer="layout" svg:width="25.199cm" svg:height="4.929cm" svg:x="1.524cm" svg:y="2.032cm" presentation:class="title" presentation:user-transformed="true">
          <draw:text-box>
            <text:p>Common Cryptographic Hashes</text:p>
          </draw:text-box>
        </draw:frame>
        <draw:frame presentation:style-name="pr4" draw:text-style-name="P4" draw:layer="layout" svg:width="25.199cm" svg:height="17.935cm" svg:x="1.217cm" svg:y="4.064cm" presentation:class="subtitle" presentation:user-transformed="true">
          <draw:text-box>
            <text:p>MD5</text:p>
            <text:p>SHA1</text:p>
            <text:p>SHA256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draw:frame presentation:style-name="pr7" draw:text-style-name="P5" draw:layer="layout" svg:width="25.199cm" svg:height="17.935cm" svg:x="1.4cm" svg:y="0.837cm" presentation:class="subtitle">
          <draw:text-box>
            <text:p text:style-name="P5"><text:span text:style-name="T4">Common Us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frame presentation:style-name="pr4" draw:text-style-name="P7" draw:layer="layout" svg:width="25.199cm" svg:height="17.935cm" svg:x="1.4cm" svg:y="0.837cm" presentation:class="subtitle">
          <draw:text-box>
            <text:p text:style-name="P7">Did this file get corrupted or tampered with?</text:p>
            <text:p text:style-name="P7"/>
            <text:p text:style-name="P7">md5sum linux.iso <text:span text:style-name="T5">89be53adf72e93c1f1c09713cdb5db3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7" draw:text-style-name="P7" draw:layer="layout" svg:width="25.199cm" svg:height="17.935cm" svg:x="1.4cm" svg:y="0.837cm" presentation:class="subtitle" presentation:user-transformed="true">
          <draw:text-box>
            <text:p text:style-name="P7">Message signing</text:p>
            <text:p text:style-name="P7"/>
            <text:p text:style-name="P7">Did the I (or the user I expect) really generate this message?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 presentation:user-transformed="true">
          <draw:text-box>
            <text:p>How can we be attacked?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draw:frame presentation:style-name="pr7" draw:layer="layout" svg:width="25.199cm" svg:height="17.935cm" svg:x="1.4cm" svg:y="2.286cm" presentation:class="subtitle" presentation:user-transformed="true">
          <draw:text-box>
            <text:p>Did this file get corrupted?</text:p>
            <text:p/>
            <text:p>Attacker has to generate a file that matches your stored checksum.</text:p>
            <text:p/>
            <text:p>This is hard.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However..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 presentation:user-transformed="true">
          <draw:text-box>
            <text:p>Message Signing</text:p>
            <text:p/>
            <text:p>How did you sign the message?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Maybe like this?</text:p>
            <text:p/>
            <text:p>H = md5(secret + message)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2">
        <draw:frame presentation:style-name="pr4" draw:text-style-name="P8" draw:layer="layout" svg:width="25.199cm" svg:height="17.935cm" svg:x="1.4cm" svg:y="0.837cm" presentation:class="subtitle">
          <draw:text-box>
            <text:p text:style-name="P8"><text:span text:style-name="T6"><text:s/></text:span><text:span text:style-name="T6">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 presentation:user-transformed="true">
          <draw:text-box>
            <text:p>An attacker can generate:</text:p>
            <text:p/>
            <text:p>md5(secret + message)</text:p>
            <text:p>==</text:p>
            <text:p>md5(secret + message + junk + attacker_message)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 presentation:user-transformed="true">
          <draw:text-box>
            <text:p>USE HMAC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HMAC is essentially*</text:p>
            <text:p/>
            <text:p>hash(secret + hash(message))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But don't implement it yourself.</text:p>
            <text:p/>
            <text:p>import hmac</text:p>
            <text:p>hmac.new(secret_key, msg)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Salt your secret_key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2">
        <draw:frame presentation:style-name="pr7" draw:text-style-name="P9" draw:layer="layout" svg:width="25.199cm" svg:height="17.935cm" svg:x="2.54cm" svg:y="1.016cm" presentation:class="subtitle" presentation:user-transformed="true">
          <draw:text-box>
            <text:p text:style-name="P9"><text:span text:style-name="T5">salt = 'session_cookie_signing'</text:span></text:p>
            <text:p text:style-name="P9"><text:span text:style-name="T5">hmac.new(salt +secret_key, msg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Don't use MD5!</text:p>
            <text:p>Avoid SHA1</text:p>
            <text:p/>
            <text:p>Use SHA256*</text:p>
            <text:p/>
            <text:p>*for now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2" draw:layer="layout" svg:width="25.199cm" svg:height="13.859cm" svg:x="1.4cm" svg:y="4.914cm" presentation:class="subtitle">
          <draw:text-box>
            <text:p>What algorithm?</text:p>
            <text:p>What keysize?</text:p>
            <text:p>Block or Stream cipher?</text:p>
          </draw:text-box>
        </draw:frame>
        <draw:frame presentation:style-name="pr6" draw:layer="layout" svg:width="25.199cm" svg:height="3.506cm" svg:x="1.4cm" svg:y="0.837cm" presentation:class="title">
          <draw:text-box>
            <text:p>Encryption!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32">
        <draw:frame presentation:style-name="pr7" draw:text-style-name="P10" draw:layer="layout" svg:width="25.199cm" svg:height="17.935cm" svg:x="1.4cm" svg:y="0.837cm" presentation:class="subtitle">
          <draw:text-box>
            <text:p text:style-name="P10"><text:span text:style-name="T7">WRONG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Why do you need encryption in your program?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To protect your data in transit?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Use SSL/TLS!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32">
        <draw:frame presentation:style-name="pr7" draw:text-style-name="P7" draw:layer="layout" svg:width="25.199cm" svg:height="17.935cm" svg:x="1.4cm" svg:y="0.837cm" presentation:class="subtitle">
          <draw:text-box>
            <text:p text:style-name="P7">To protect your data at rest?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Use the underlying OS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Your program doesn't need its own encryption.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6" draw:layer="layout" svg:width="25.199cm" svg:height="3.506cm" svg:x="1.4cm" svg:y="2.336cm" presentation:class="title" presentation:user-transformed="true">
          <draw:text-box>
            <text:p>Random Numbers</text:p>
          </draw:text-box>
        </draw:frame>
        <draw:frame presentation:style-name="pr8" draw:text-style-name="P11" draw:layer="layout" svg:width="25.199cm" svg:height="13.859cm" svg:x="2.286cm" svg:y="4.826cm" presentation:class="subtitle" presentation:user-transformed="true">
          <draw:text-box>
            <text:p text:style-name="P11"><text:span text:style-name="T8">import random</text:span></text:p>
            <text:p text:style-name="P11"><text:span text:style-name="T8">secret = ''.join([</text:span></text:p>
            <text:p text:style-name="P11"><text:span text:style-name="T8"><text:s text:c="4"/></text:span><text:span text:style-name="T8">random.choice(allowed_chars) for</text:span></text:p>
            <text:p text:style-name="P11"><text:span text:style-name="T8"><text:s text:c="4"/></text:span><text:span text:style-name="T8">i in range(length)]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<text:span text:style-name="T6">NO!</text:span></text:p>
            <text:p/>
            <text:p>The default random is predictable.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from random import SystemRandom()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But be aware...</text:p>
            <text:p/>
            <text:p>entropy.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Timing attacks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2" draw:text-style-name="P12" draw:layer="layout" svg:width="26.162cm" svg:height="13.859cm" svg:x="1.524cm" svg:y="4.826cm" presentation:class="subtitle" presentation:user-transformed="true">
          <draw:text-box>
            <text:p text:style-name="P12">message, sig = '|'.split(incoming)</text:p>
            <text:p text:style-name="P12"/>
            <text:p text:style-name="P12">sig2 = hmac.new(salt + secret_key,</text:p>
            <text:p text:style-name="P12"><text:s text:c="32"/>message)</text:p>
            <text:p text:style-name="P12">If sig == sig2:</text:p>
            <text:p text:style-name="P12"><text:s text:c="4"/>Go do something important...</text:p>
            <text:p text:style-name="P12"><text:span text:style-name="T9"/></text:p>
          </draw:text-box>
        </draw:frame>
        <draw:frame presentation:style-name="pr6" draw:text-style-name="P13" draw:layer="layout" svg:width="25.199cm" svg:height="3.506cm" svg:x="1.4cm" svg:y="0.837cm" presentation:class="title">
          <draw:text-box>
            <text:p text:style-name="P13"><text:span text:style-name="T5">We use hmac properly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2" draw:text-style-name="P14" draw:layer="layout" svg:width="26.162cm" svg:height="13.859cm" svg:x="1.524cm" svg:y="4.826cm" presentation:class="subtitle" presentation:user-transformed="true">
          <draw:text-box>
            <text:p text:style-name="P14">message, sig = '|'.split(incoming)</text:p>
            <text:p text:style-name="P14"/>
            <text:p text:style-name="P14">sig2 = hmac.new(salt + secret_key,</text:p>
            <text:p text:style-name="P14"><text:s text:c="32"/>message)</text:p>
            <text:p text:style-name="P14"><text:span text:style-name="T10">If sig == sig2:</text:span></text:p>
            <text:p text:style-name="P14"><text:s text:c="4"/>Go do something important...</text:p>
            <text:p text:style-name="P14"><text:span text:style-name="T9"/></text:p>
          </draw:text-box>
        </draw:frame>
        <draw:frame presentation:style-name="pr6" draw:text-style-name="P13" draw:layer="layout" svg:width="25.199cm" svg:height="3.506cm" svg:x="1.4cm" svg:y="0.837cm" presentation:class="title">
          <draw:text-box>
            <text:p text:style-name="P13"><text:span text:style-name="T5">We use hmac properly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32">
        <draw:frame presentation:style-name="pr7" draw:text-style-name="P8" draw:layer="layout" svg:width="25.199cm" svg:height="17.935cm" svg:x="1.4cm" svg:y="0.837cm" presentation:class="subtitle">
          <draw:text-box>
            <text:p text:style-name="P8"><text:span text:style-name="T6">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32">
        <draw:frame presentation:style-name="pr1" draw:layer="layout" svg:width="25.199cm" svg:height="3.506cm" svg:x="1.4cm" svg:y="0.837cm" presentation:class="title">
          <draw:text-box>
            <text:p>String comparison</text:p>
          </draw:text-box>
        </draw:frame>
        <draw:frame presentation:style-name="pr7" draw:text-style-name="P15" draw:layer="layout" svg:width="25.199cm" svg:height="17.935cm" svg:x="1.524cm" svg:y="2.54cm" presentation:class="subtitle" presentation:user-transformed="true">
          <draw:text-box>
            <text:p text:style-name="P15"><text:span text:style-name="T9">While we have characters:</text:span></text:p>
            <text:p text:style-name="P15"><text:span text:style-name="T9"><text:s text:c="4"/></text:span><text:span text:style-name="T9">Do the first two characters match?</text:span></text:p>
            <text:p text:style-name="P15"><text:span text:style-name="T9"><text:tab/></text:span><text:span text:style-name="T9"> <text:s text:c="3"/></text:span><text:span text:style-name="T9">No? The strings don't match.</text:span></text:p>
            <text:p text:style-name="P15"><text:span text:style-name="T9"><text:s text:c="8"/></text:span><text:span text:style-name="T9">Yes? Try the next two</text:span></text:p>
            <text:p text:style-name="P15"><text:span text:style-name="T9"><text:s text:c="4"/></text:span><text:span text:style-name="T9">If we run out of characters, match. </text:span></text:p>
            <text:p text:style-name="P15"><text:span text:style-name="T9"><text:s text:c="7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32">
        <draw:frame presentation:style-name="pr7" draw:text-style-name="P10" draw:layer="layout" svg:width="25.199cm" svg:height="17.935cm" svg:x="1.4cm" svg:y="0.099cm" presentation:class="subtitle" presentation:user-transformed="true">
          <draw:text-box>
            <text:p text:style-name="P10"><text:span text:style-name="T7"/></text:p>
            <text:p text:style-name="P10"><text:span text:style-name="T7">500000000000000</text:span></text:p>
            <text:p text:style-name="P10"><text:span text:style-name="T7">5ebe2294ecd0e0f</text:span></text:p>
            <text:p text:style-name="P10"><text:span text:style-name="T7"/></text:p>
            <text:p text:style-name="P10"><text:span text:style-name="T7">5e0000000000000</text:span></text:p>
            <text:p text:style-name="P10"><text:span text:style-name="T7">5ebe2294ecd0e0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2">
        <draw:frame presentation:style-name="pr7" draw:text-style-name="P12" draw:layer="layout" svg:width="27.432cm" svg:height="17.935cm" svg:x="1.27cm" svg:y="1.778cm" presentation:class="subtitle" presentation:user-transformed="true">
          <draw:text-box>
            <text:p text:style-name="P12">def constant_time_compare(val1,</text:p>
            <text:p text:style-name="P12"><text:s text:c="53"/>val2):</text:p>
            <text:p text:style-name="P12"><text:s text:c="4"/>if len(val1) != len(val2):</text:p>
            <text:p text:style-name="P12"><text:s text:c="8"/>return False</text:p>
            <text:p text:style-name="P12"><text:s text:c="4"/>result = 0</text:p>
            <text:p text:style-name="P12"><text:s text:c="4"/>for x, y in zip(val1, val2):</text:p>
            <text:p text:style-name="P12"><text:s text:c="8"/>result |= ord(x) ^ ord(y)</text:p>
            <text:p text:style-name="P12"><text:s text:c="4"/>return result == 0</text:p>
            <text:p text:style-name="P12"/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Pickle</text:p>
          </draw:text-box>
        </draw:frame>
        <draw:frame presentation:style-name="pr8" draw:text-style-name="P12" draw:layer="layout" svg:width="25.199cm" svg:height="13.859cm" svg:x="1.4cm" svg:y="4.914cm" presentation:class="subtitle">
          <draw:text-box>
            <text:p text:style-name="P12">import pickle</text:p>
            <text:p text:style-name="P12">pickle.loads(user_provided_data)</text:p>
            <text:p text:style-name="P12"/>
            <text:p text:style-name="P12">is equivalent to</text:p>
            <text:p text:style-name="P12"/>
            <text:p text:style-name="P12">eval(user_provided_data)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You didn't do that did you?</text:p>
            <text:p/>
            <text:p/>
            <text:p/>
            <text:p>Yes. Yes you did.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Use JSON for untrusted data</text:p>
            <text:p/>
            <text:p/>
            <text:p><text:span text:style-name="T9">*or really, any other serialization format</text:span></text:p>
            <text:p><text:span text:style-name="T9"><text:s/></text:span><text:span text:style-name="T9">with a safe deserializ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32">
        <draw:frame presentation:style-name="pr7" draw:layer="layout" svg:width="25.199cm" svg:height="17.935cm" svg:x="1.471cm" svg:y="2.032cm" presentation:class="subtitle" presentation:user-transformed="true">
          <draw:text-box>
            <text:p>If you MUST use pickle,</text:p>
            <text:p>sign and verify it.</text:p>
            <text:p/>
            <text:p/>
            <text:p>And consider JSON.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You would think...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No. </text:p>
            <text:p/>
            <text:p>Always verify your assumptions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For example...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pip install Django</text:p>
          </draw:text-box>
        </draw:frame>
        <draw:frame presentation:style-name="pr9" draw:layer="layout" svg:width="25.199cm" svg:height="13.859cm" svg:x="1.778cm" svg:y="5.334cm" presentation:class="outline" presentation:user-transformed="true">
          <draw:text-box>
            <text:list text:style-name="L3">
              <text:list-item>
                <text:p>I trust the Django authors</text:p>
              </text:list-item>
              <text:list-item>
                <text:p>I trust the people who run pypi</text:p>
              </text:list-item>
              <text:list-item>
                <text:p>I trust the people who wrote pip</text:p>
                <text:p/>
              </text:list-item>
              <text:list-item>
                <text:p>Pip verifies MD5 hashes of packages</text:p>
              </text:list-item>
              <text:list-item>
                <text:p>Packages on pypi can be PGP signed</text:p>
              </text:list-item>
              <text:list-item>
                <text:p>Pypi uses SSL (https://pypi.python.org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So I'm safe, right?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32">
        <draw:frame presentation:style-name="pr7" draw:text-style-name="P16" draw:layer="layout" svg:width="25.199cm" svg:height="17.935cm" svg:x="1.4cm" svg:y="0.837cm" presentation:class="subtitle">
          <draw:text-box>
            <text:p text:style-name="P16"><text:span text:style-name="T11">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pip install Django</text:p>
          </draw:text-box>
        </draw:frame>
        <draw:frame presentation:style-name="pr9" draw:layer="layout" svg:width="25.654cm" svg:height="13.859cm" svg:x="1.778cm" svg:y="5.334cm" presentation:class="outline" presentation:user-transformed="true">
          <draw:text-box>
            <text:list text:style-name="L3">
              <text:list-item>
                <text:p>I trust the Django authors</text:p>
              </text:list-item>
              <text:list-item>
                <text:p>I trust the people who run pypi</text:p>
              </text:list-item>
              <text:list-item>
                <text:p>I trust the people who wrote pip</text:p>
              </text:list-item>
              <text:list-item>
                <text:p><text:span text:style-name="T12">I trust everyone on the internet</text:span></text:p>
              </text:list-item>
            </text:list>
          </draw:text-box>
        </draw:frame>
        <draw:frame draw:style-name="gr2" draw:text-style-name="P17" draw:layer="layout" svg:width="18.542cm" svg:height="3.21cm" svg:x="5.334cm" svg:y="14.478cm">
          <draw:text-box>
            <text:p text:style-name="P17"><text:span text:style-name="T13">Of course not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Unless you verify,</text:p>
            <text:p/>
            <text:p>You can't know who you're talking to.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4T3">
        <draw:frame presentation:style-name="pr1" draw:layer="layout" svg:width="25.199cm" svg:height="3.506cm" svg:x="1.4cm" svg:y="0.837cm" presentation:class="title">
          <draw:text-box>
            <text:p>pip install Django</text:p>
          </draw:text-box>
        </draw:frame>
        <draw:frame presentation:style-name="pr9" draw:layer="layout" svg:width="12.296cm" svg:height="13.859cm" svg:x="1.4cm" svg:y="4.914cm" presentation:class="outline" presentation:user-transformed="true">
          <draw:text-box>
            <text:list text:style-name="L3">
              <text:list-item>
                <text:p>Pip verifies MD5 hashes of packages</text:p>
                <text:p/>
              </text:list-item>
              <text:list-item>
                <text:p>Packages on pypi can be PGP signed</text:p>
                <text:p/>
              </text:list-item>
              <text:list-item>
                <text:p>Pypi uses SSL</text:p>
              </text:list-item>
            </text:list>
          </draw:text-box>
        </draw:frame>
        <draw:frame presentation:style-name="pr9" draw:layer="layout" svg:width="13.736cm" svg:height="13.859cm" svg:x="13.696cm" svg:y="4.914cm" presentation:class="outline" presentation:user-transformed="true">
          <draw:text-box>
            <text:list text:style-name="L3">
              <text:list-item>
                <text:p>Pip verifies the MD5 hashes <text:span text:style-name="T14">that it downloaded in plaintext</text:span></text:p>
              </text:list-item>
              <text:list-item>
                <text:p><text:span text:style-name="T14">No tool currently checks pgp</text:span></text:p>
              </text:list-item>
              <text:list-item>
                <text:p><text:span text:style-name="T14">Not reall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Pi uses SSL*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3">
              <text:list-item>
                <text:p>Untrusted (by default) certificate</text:p>
              </text:list-item>
              <text:list-item>
                <text:p>Plaintext by default</text:p>
                <text:p/>
              </text:list-item>
              <text:list-item>
                <text:p>easy_install and pip don't use the SSL</text:p>
                <text:p/>
                <text:p text:style-name="P18">Python doesn't make it easy to check SSL certificates. This is a probl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32">
        <draw:frame presentation:style-name="pr7" draw:layer="layout" svg:width="25.199cm" svg:height="17.935cm" svg:x="1.4cm" svg:y="0.837cm" presentation:class="subtitle">
          <draw:text-box>
            <text:p>So...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font-family="'Droid Sans'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roid Sans'" style:font-style-name="Regular" style:font-family-generic="swiss" style:font-pitch="variable" fo:font-size="44pt" fo:font-style="normal" fo:text-shadow="none" style:text-underline-style="none" fo:font-weight="bold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roid Sans'" style:font-style-name="Regular" style:font-family-generic="swiss" style:font-pitch="variable" fo:font-size="60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09T10:51:59</meta:creation-date>
    <meta:editing-duration>PT33M23S</meta:editing-duration>
    <meta:editing-cycles>4</meta:editing-cycles>
    <dc:date>2012-03-09T13:43:35</dc:date>
    <meta:generator>LibreOffice/3.4$Unix LibreOffice_project/340m1$Build-402</meta:generator>
    <meta:document-statistic meta:object-count="194"/>
  </office:meta>
</office:document-meta>
</file>